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 table:number-rows-repeated="3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</table:table-row>
        <table:table-row table:style-name="ro3">
          <table:table-cell/>
          <table:table-cell office:value-type="string">
            <text:p>main()</text:p>
          </table:table-cell>
          <table:table-cell/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Vector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Vector(unsigned int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Vector(unsigned int, const T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Vector(const Vector&lt;T&gt; 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capacity() const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size() const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empty() const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begin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end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front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back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push_back(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pop_back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reserve(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resize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operator[](unsigned int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Vector::operator=(const Vector&lt;T&gt; 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2">02/12/2012</text:date>, <text:time>12:5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2-02-02T08:52:48</meta:creation-date>
    <dc:date>2012-02-12T12:57:16</dc:date>
    <dc:creator>user </dc:creator>
    <meta:editing-duration>PT00H23M11S</meta:editing-duration>
    <meta:editing-cycles>3</meta:editing-cycles>
    <meta:generator>OpenOffice.org/3.2$Linux OpenOffice.org_project/320m19$Build-9505</meta:generator>
    <meta:document-statistic meta:table-count="3" meta:cell-count="56" meta:object-count="0"/>
  </office:meta>
</office:document-meta>
</file>